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-16% 58%" style:font-name="Arial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905cm" svg:x="5.715cm" svg:y="1.905cm">
          <text:p text:style-name="P1"><text:span text:style-name="T1">sch-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3.175cm" svg:y="5.08cm">
          <text:p text:style-name="P1"><text:span text:style-name="T1">sch-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0.635cm" svg:y="8.255cm">
          <text:p text:style-name="P1"><text:span text:style-name="T1">sch-fail x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905cm" svg:x="3.81cm" svg:y="8.255cm">
          <text:p text:style-name="P1"><text:span text:style-name="T1">sch-succ 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715cm" svg:y1="3.81cm" svg:x2="4.445cm" svg:y2="5.08cm">
          <text:p/>
        </draw:line>
        <draw:line draw:style-name="gr2" draw:text-style-name="P1" draw:layer="layout" svg:x1="8.255cm" svg:y1="3.81cm" svg:x2="9.525cm" svg:y2="5.08cm">
          <text:p/>
        </draw:line>
        <draw:line draw:style-name="gr2" draw:text-style-name="P1" draw:layer="layout" svg:x1="3.175cm" svg:y1="6.985cm" svg:x2="1.905cm" svg:y2="8.255cm">
          <text:p/>
        </draw:line>
        <draw:line draw:style-name="gr2" draw:text-style-name="P1" draw:layer="layout" svg:x1="5.08cm" svg:y1="6.985cm" svg:x2="5.08cm" svg:y2="8.255cm">
          <text:p/>
        </draw:line>
        <draw:line draw:style-name="gr2" draw:text-style-name="P1" draw:layer="layout" svg:x1="6.985cm" svg:y1="0.635cm" svg:x2="6.985cm" svg:y2="1.905cm">
          <text:p/>
        </draw:line>
        <draw:frame draw:style-name="gr3" draw:text-style-name="P4" draw:layer="layout" svg:width="1.778cm" svg:height="0.729cm" svg:x="6.985cm" svg:y="0.922cm">
          <draw:text-box>
            <text:p><text:span text:style-name="T3">17/21</text:span></text:p>
          </draw:text-box>
        </draw:frame>
        <draw:frame draw:style-name="gr4" draw:text-style-name="P4" draw:layer="layout" svg:width="1.778cm" svg:height="0.729cm" svg:x="5.334cm" svg:y="4.097cm">
          <draw:text-box>
            <text:p><text:span text:style-name="T3">14/17</text:span></text:p>
          </draw:text-box>
        </draw:frame>
        <draw:frame draw:style-name="gr4" draw:text-style-name="P4" draw:layer="layout" svg:width="1.397cm" svg:height="0.729cm" svg:x="7.239cm" svg:y="4.097cm">
          <draw:text-box>
            <text:p><text:span text:style-name="T3">3/17</text:span></text:p>
          </draw:text-box>
        </draw:frame>
        <draw:frame draw:style-name="gr4" draw:text-style-name="P4" draw:layer="layout" svg:width="1.143cm" svg:height="0.729cm" svg:x="2.794cm" svg:y="7.272cm">
          <draw:text-box>
            <text:p><text:span text:style-name="T3">2/5</text:span></text:p>
          </draw:text-box>
        </draw:frame>
        <draw:frame draw:style-name="gr4" draw:text-style-name="P4" draw:layer="layout" svg:width="1.524cm" svg:height="0.729cm" svg:x="5.207cm" svg:y="7.272cm">
          <draw:text-box>
            <text:p><text:span text:style-name="T3">3/5</text:span></text:p>
          </draw:text-box>
        </draw:frame>
        <draw:custom-shape draw:style-name="gr1" draw:text-style-name="P3" draw:layer="layout" svg:width="2.54cm" svg:height="1.905cm" svg:x="8.255cm" svg:y="5.08cm">
          <text:p text:style-name="P1"><text:span text:style-name="T1">sch-succ x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2-28T19:51:19.294064361</dc:date>
    <dc:creator>Neil Toronto</dc:creator>
    <meta:editing-duration>PT3H42S</meta:editing-duration>
    <meta:editing-cycles>14</meta:editing-cycles>
    <meta:generator>LibreOffice/4.1.3.2$Linux_X86_64 LibreOffice_project/410m0$Build-2</meta:generator>
    <meta:document-statistic meta:object-count="15"/>
  </office:meta>
</office:document-meta>
</file>